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fo:font-size="14pt" style:font-size-asian="14pt"/>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office:automatic-styles>
  <office:body>
    <office:text text:use-soft-page-breaks="true">
      <text:p text:style-name="P1">EJERCICIO 3. SISTEMA DE INVENTARIO DE BIBLIOTECA.</text:p>
      <text:p text:style-name="P2">Una red de bibliotecas nos expone su situación actual: Realizar una aplicación enfocada en tres áreas: inventario de recursos gestionados por la biblioteca, registro de usuarios, y por último préstamos y devoluciones de recursos. La aplicación está pensada para una red de bibliotecas. Por cada biblioteca se guarda: el nombre, una imagen con el logo, el horario, el teléfono y la dirección web de internet.<text:s/></text:p>
      <text:p text:style-name="P3">Los recursos de cada biblioteca se dividen en colecciones (Novela, Investigación, Ensayo, Juvenil, Periódicos, Vídeos). Que un recurso pertenezca a una colección determina el período máximo de préstamo y la penalización por cada día de retraso en su devolución. Cualquier recurso tiene los siguientes atributos: título, autor o autores y una descripción.</text:p>
      <text:p text:style-name="P4">Los ejemplares constituyen los objetos de préstamo de la biblioteca. Un libro llamado “War and Peace” es un ejemplar del recurso “War and Peace” de la colección “Novela”, de la misma manera que un disco de “Thriller” es una copia del recurso del mismo nombre de la colección “audio”. Cada ejemplar se identifica por un código de barras único que lo diferencia de cualquier otro ejemplar de la biblioteca y la fecha de adquisición especifica de ese ejemplar. Un ejemplar puede estar en diferentes estados (Disponible, Prestado, Perdido, Dañado, Pedido, etc.). En función de su estado será posible su préstamo. Debe guardarse un historial de todos los estados por los que ha pasado un ejemplar, fecha de inicio del estado, fecha de fin del estado (si es que la tiene) y una justificación del estado.<text:s/></text:p>
      <text:p text:style-name="P5">Un socio puede solicitar préstamos sobre los ejemplares, especificando la fecha y hora de entrega y la fecha de devolución del recurso. Cuando no quede disponible ningún ejemplar de un recurso determinado debido a que todos están en calidad de préstamo, el socio tiene permitido realizar una reserva sobre él ejemplar, especificando la fecha y hora de la reserva.</text:p>
      <text:p text:style-name="P6">La biblioteca clasifica sus socios en diferentes perfiles. Por lo general, estos perfiles son “Juvenil” y “Adulto”, aunque es posible que en el futuro, se agreguen perfiles más específicos. Cada perfil tiene un límite de penalizaciones permitidas.<text:s/></text:p>
      <text:p text:style-name="P7">Por último, se mantendrá un registro con los empleados de la biblioteca que deben manejar esta aplicación informática. Este registro contendrá el código y contraseña de cada empleado para autenticarse en el sistema. Cada empleado, tendrá uno o varios roles para autorizar que puede hacer en la aplicación. (estos roles son: administrar recursos, administrar socios, administrar usuarios, administrar ejemplares) Por otra parte, cuando un empleado haga un cambio en el banco de datos de los recursos, empleados, socios o ejemplares debe quedar reflejado de alguna manera quien realizó el registro, que fecha se realizó el cambio y la acción efectuada (edición, adición o elimina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SV"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ela</meta:initial-creator>
    <dc:creator>Varela</dc:creator>
    <meta:creation-date>2019-07-27T19:18:00Z</meta:creation-date>
    <dc:date>2019-07-27T19:18:00Z</dc:date>
    <meta:template xlink:href="Normal.dotm" xlink:type="simple"/>
    <meta:editing-cycles>1</meta:editing-cycles>
    <meta:editing-duration>PT0S</meta:editing-duration>
    <meta:document-statistic meta:page-count="1" meta:paragraph-count="5" meta:word-count="447" meta:character-count="2905" meta:row-count="20" meta:non-whitespace-character-count="2463"/>
  </office:meta>
</office:document-meta>
</file>